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ro16" style:family="table-row">
      <style:table-row-properties style:row-height="0.452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7"/>
        <table:table-column table:style-name="co2" table:number-columns-repeated="5" table:default-cell-style-name="ce17"/>
        <table:table-column table:style-name="co3" table:number-columns-repeated="4" table:default-cell-style-name="ce17"/>
        <table:table-column table:style-name="co4" table:number-columns-repeated="16" table:default-cell-style-name="ce17"/>
        <table:table-column table:style-name="co5" table:number-columns-repeated="998" table:default-cell-style-name="ce17"/>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000000])" office:value-type="float" office:value="1117" calcext:value-type="float">
            <text:p>1117</text:p>
          </table:table-cell>
          <table:table-cell table:style-name="ce7" table:formula="of:=COUNTIF([.B7:.B1000000];&quot;X&quot;)" office:value-type="float" office:value="962" calcext:value-type="float">
            <text:p>962</text:p>
          </table:table-cell>
          <table:table-cell table:style-name="ce7" table:formula="of:=COUNTIF([.C7:.C1000000];&quot;X&quot;)" office:value-type="float" office:value="19" calcext:value-type="float">
            <text:p>19</text:p>
          </table:table-cell>
          <table:table-cell table:style-name="ce7" table:formula="of:=COUNTIF([.D7:.D1000000];&quot;X&quot;)" office:value-type="float" office:value="75" calcext:value-type="float">
            <text:p>75</text:p>
          </table:table-cell>
          <table:table-cell table:style-name="ce7" table:formula="of:=COUNTIF([.E7:.E1000000];&quot;X&quot;)" office:value-type="float" office:value="1" calcext:value-type="float">
            <text:p>1</text:p>
          </table:table-cell>
          <table:table-cell table:style-name="ce7" table:formula="of:=COUNTIF([.F7:.F1000000];&quot;X&quot;)" office:value-type="float" office:value="125" calcext:value-type="float">
            <text:p>125</text:p>
          </table:table-cell>
          <table:table-cell table:style-name="ce25" table:formula="of:=SUM([.B2:.F2])" office:value-type="float" office:value="1182" calcext:value-type="float">
            <text:p>1182</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style-name="ce47"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style-name="ce47"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style-name="ce47"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style-name="ce47"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style-name="ce47"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style-name="ce47"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style-name="ce47"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style-name="ce47"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style-name="ce47"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style-name="ce47"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style-name="ce47"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style-name="ce47"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style-name="ce47"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style-name="ce47"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style-name="ce47"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style-name="ce47"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style-name="ce47"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style-name="ce47"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style-name="ce47"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style-name="ce47"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3" table:number-rows-repeated="126">
          <table:table-cell table:style-name="ce2"/>
          <table:table-cell table:style-name="ce7" table:number-columns-repeated="5"/>
          <table:table-cell table:style-name="ce2" table:number-columns-repeated="20"/>
          <table:table-cell table:number-columns-repeated="998"/>
        </table:table-row>
        <table:table-row table:style-name="ro15" table:number-rows-repeated="170">
          <table:table-cell table:style-name="ce2"/>
          <table:table-cell table:style-name="ce7" table:number-columns-repeated="5"/>
          <table:table-cell table:style-name="ce2" table:number-columns-repeated="20"/>
          <table:table-cell table:number-columns-repeated="998"/>
        </table:table-row>
        <table:table-row table:style-name="ro15" table:number-rows-repeated="1047156">
          <table:table-cell table:number-columns-repeated="1024"/>
        </table:table-row>
        <table:table-row table:style-name="ro16">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1-02">00/00/0000</text:date>, <text:time style:data-style-name="N2" text:time-value="21:59:38.362380671">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01-02T22:02:20.165802031</dc:date>
    <meta:editing-duration>P1DT6H17M9S</meta:editing-duration>
    <meta:editing-cycles>1119</meta:editing-cycles>
    <meta:document-statistic meta:table-count="1" meta:cell-count="6730" meta:object-count="0"/>
  </office:meta>
</office:document-meta>
</file>